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89c094" style:font-size-asian="12pt" style:font-weight-asian="normal" style:font-name-complex="Calibri3" style:font-size-complex="12pt" style:font-weight-complex="normal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Heading_20_1">
      <style:text-properties fo:font-weight="bold" officeooo:paragraph-rsid="0389c094" style:font-weight-asian="bold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38dd330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8dd330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8cda7f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85d1c7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88874a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88874a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4f44" officeooo:paragraph-rsid="03695dc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6ce204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88874a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a58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dcf4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88874a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1d4aaa9" officeooo:paragraph-rsid="0309ff8c" style:font-size-asian="1.75pt" style:font-weight-asian="normal" style:font-name-complex="Calibri3" style:font-size-complex="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310ef92" style:font-size-asian="7pt" style:font-weight-asian="normal" style:font-name-complex="Calibri3" style:font-size-complex="8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cda7f"/>
    </style:style>
    <style:style style:name="P5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6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officeooo:paragraph-rsid="0389c09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8cd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>
      <loext:graphic-properties draw:fill="none" draw:fill-color="#ffffff"/>
    </style:style>
    <style:style style:name="P116" style:family="paragraph">
      <style:paragraph-properties fo:margin-left="0.4cm" fo:margin-right="0.3cm" fo:text-align="justify" fo:text-indent="0cm"/>
    </style:style>
    <style:style style:name="P11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1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c0135" style:font-weight-asian="normal" style:font-weight-complex="normal"/>
    </style:style>
    <style:style style:name="T4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8d1722" style:font-style-asian="normal" style:font-style-complex="normal"/>
    </style:style>
    <style:style style:name="T43" style:family="text">
      <style:text-properties fo:font-style="normal" officeooo:rsid="02a51747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officeooo:rsid="027c7f6f"/>
    </style:style>
    <style:style style:name="T55" style:family="text">
      <style:text-properties officeooo:rsid="028d1722"/>
    </style:style>
    <style:style style:name="T56" style:family="text">
      <style:text-properties fo:font-size="8pt" officeooo:rsid="028d1722" style:font-size-asian="8pt" style:font-size-complex="8pt"/>
    </style:style>
    <style:style style:name="T57" style:family="text">
      <style:text-properties fo:font-size="8pt" fo:font-style="normal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4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6" style:family="text">
      <style:text-properties officeooo:rsid="02b01885"/>
    </style:style>
    <style:style style:name="T77" style:family="text">
      <style:text-properties fo:font-variant="normal" fo:text-transform="none" fo:letter-spacing="normal" fo:font-style="normal"/>
    </style:style>
    <style:style style:name="T78" style:family="text">
      <style:text-properties fo:font-variant="normal" fo:text-transform="none" fo:letter-spacing="normal" fo:font-style="normal" officeooo:rsid="03505e21"/>
    </style:style>
    <style:style style:name="T79" style:family="text">
      <style:text-properties fo:font-variant="normal" fo:text-transform="none" style:text-position="sub 58%" fo:letter-spacing="normal" fo:font-style="normal" fo:font-weight="bold" officeooo:rsid="0388874a" style:font-weight-asian="bold" style:font-weight-complex="bold"/>
    </style:style>
    <style:style style:name="T80" style:family="text">
      <style:text-properties officeooo:rsid="02fac58b"/>
    </style:style>
    <style:style style:name="T81" style:family="text">
      <style:text-properties officeooo:rsid="02fbe9c9"/>
    </style:style>
    <style:style style:name="T82" style:family="text">
      <style:text-properties officeooo:rsid="027d5781" style:font-size-asian="10.5pt"/>
    </style:style>
    <style:style style:name="T83" style:family="text">
      <style:text-properties officeooo:rsid="02fdedd4" style:font-size-asian="10.5pt"/>
    </style:style>
    <style:style style:name="T84" style:family="text">
      <style:text-properties officeooo:rsid="02d8955e"/>
    </style:style>
    <style:style style:name="T85" style:family="text">
      <style:text-properties officeooo:rsid="02fdedd4"/>
    </style:style>
    <style:style style:name="T86" style:family="text">
      <style:text-properties officeooo:rsid="02bea79e"/>
    </style:style>
    <style:style style:name="T87" style:family="text">
      <style:text-properties officeooo:rsid="02ffe75d"/>
    </style:style>
    <style:style style:name="T88" style:family="text">
      <style:text-properties officeooo:rsid="01d4aaa9"/>
    </style:style>
    <style:style style:name="T89" style:family="text">
      <style:text-properties officeooo:rsid="0310ef92"/>
    </style:style>
    <style:style style:name="T90" style:family="text">
      <style:text-properties officeooo:rsid="0312cb27"/>
    </style:style>
    <style:style style:name="T91" style:family="text">
      <style:text-properties officeooo:rsid="0326dee8"/>
    </style:style>
    <style:style style:name="T92" style:family="text">
      <style:text-properties officeooo:rsid="0327d576"/>
    </style:style>
    <style:style style:name="T93" style:family="text">
      <style:text-properties officeooo:rsid="032d62e9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0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1" style:family="text">
      <style:text-properties officeooo:rsid="0342b575"/>
    </style:style>
    <style:style style:name="T102" style:family="text">
      <style:text-properties officeooo:rsid="02ba5570"/>
    </style:style>
    <style:style style:name="T103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4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5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06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07" style:family="text">
      <style:text-properties officeooo:rsid="0351c183"/>
    </style:style>
    <style:style style:name="T108" style:family="text">
      <style:text-properties officeooo:rsid="03523ec9"/>
    </style:style>
    <style:style style:name="T109" style:family="text">
      <style:text-properties style:font-name="Calibri1" fo:font-style="normal" officeooo:rsid="035923c3" style:font-style-asian="normal" style:font-style-complex="normal"/>
    </style:style>
    <style:style style:name="T110" style:family="text">
      <style:text-properties style:font-name="Calibri1" fo:font-style="normal" officeooo:rsid="033ae539" style:font-style-asian="normal" style:font-style-complex="normal"/>
    </style:style>
    <style:style style:name="T111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2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3" style:family="text">
      <style:text-properties officeooo:rsid="035e27f1"/>
    </style:style>
    <style:style style:name="T114" style:family="text">
      <style:text-properties officeooo:rsid="031f4f5d"/>
    </style:style>
    <style:style style:name="T115" style:family="text">
      <style:text-properties officeooo:rsid="03629172"/>
    </style:style>
    <style:style style:name="T116" style:family="text">
      <style:text-properties officeooo:rsid="0365322a"/>
    </style:style>
    <style:style style:name="T117" style:family="text">
      <style:text-properties officeooo:rsid="03662649"/>
    </style:style>
    <style:style style:name="T118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9" style:family="text">
      <style:text-properties style:font-name="FreeMono" officeooo:rsid="0378dcf4"/>
    </style:style>
    <style:style style:name="T120" style:family="text">
      <style:text-properties style:font-name="FreeMono" fo:font-size="10pt" officeooo:rsid="0378dcf4" style:font-size-asian="10pt" style:font-size-complex="10pt"/>
    </style:style>
    <style:style style:name="T121" style:family="text">
      <style:text-properties officeooo:rsid="036c4f44"/>
    </style:style>
    <style:style style:name="T122" style:family="text">
      <style:text-properties officeooo:rsid="0372a99c"/>
    </style:style>
    <style:style style:name="T123" style:family="text">
      <style:text-properties officeooo:rsid="0378a584"/>
    </style:style>
    <style:style style:name="T124" style:family="text">
      <style:text-properties officeooo:rsid="02df324c"/>
    </style:style>
    <style:style style:name="T125" style:family="text">
      <style:text-properties officeooo:rsid="0378dcf4"/>
    </style:style>
    <style:style style:name="T126" style:family="text">
      <style:text-properties style:font-name="FreeMomo" fo:font-size="10pt" officeooo:rsid="0378dcf4" style:font-size-asian="10pt" style:font-size-complex="10pt"/>
    </style:style>
    <style:style style:name="T127" style:family="text">
      <style:text-properties officeooo:rsid="038005f0"/>
    </style:style>
    <style:style style:name="T128" style:family="text">
      <style:text-properties officeooo:rsid="0380704a"/>
    </style:style>
    <style:style style:name="T129" style:family="text">
      <style:text-properties officeooo:rsid="0381f4f5"/>
    </style:style>
    <style:style style:name="T130" style:family="text">
      <style:text-properties officeooo:rsid="038479f9"/>
    </style:style>
    <style:style style:name="T131" style:family="text">
      <style:text-properties style:text-position="sub 58%" fo:font-weight="bold" officeooo:rsid="03612f8f" style:font-weight-asian="bold" style:font-weight-complex="bold"/>
    </style:style>
    <style:style style:name="T132" style:family="text">
      <style:text-properties style:text-position="sub 58%" fo:font-weight="bold" officeooo:rsid="0388874a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officeooo:rsid="03700742"/>
    </style:style>
    <style:style style:name="T135" style:family="text">
      <style:text-properties officeooo:rsid="0371051f"/>
    </style:style>
    <style:style style:name="T136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37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7">TALLER <text:span text:style-name="T129">SR</text:span> – PRÁCTICA <text:span text:style-name="T122">2</text:span><text:span text:style-name="T80"> – Servizo DHCP</text:span><text:span text:style-name="T54"> - </text:span><text:span text:style-name="T116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">NÚMERO DE GRUPO</text:p>
          </table:table-cell>
          <table:table-cell table:style-name="IntegrantesGrupo.B2" office:value-type="string">
            <text:p text:style-name="P19">FUNCIÓNS</text:p>
          </table:table-cell>
          <table:table-cell table:style-name="IntegrantesGrupo.C2" office:value-type="string">
            <text:p text:style-name="P20">Apelidos, Nome</text:p>
          </table:table-cell>
        </table:table-row>
        <table:table-row table:style-name="TableLine93831192675712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3119267758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8"><text:s/>Responsable</text:span> <text:span text:style-name="T39">D</text:span><text:span text:style-name="T3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1"><draw:frame text:anchor-type="paragraph" draw:z-index="5" draw:name="Forma2" draw:style-name="gr2" draw:text-style-name="P117" svg:width="19.441cm" svg:height="4.451cm" svg:x="0.032cm" svg:y="9.53cm"><draw:text-box><text:p text:style-name="P116"><text:span text:style-name="T136">LIMIT</text:span><text:span text:style-name="T136">ACIÓ</text:span><text:span text:style-name="T136">N DE </text:span><text:span text:style-name="T136">RESP</text:span><text:span text:style-name="T136">ONS</text:span><text:span text:style-name="T136">ABILI</text:span><text:span text:style-name="T136">DAD</text:span><text:span text:style-name="T136">E </text:span><text:span text:style-name="T137">O </text:span><text:span text:style-name="T137">autor </text:span><text:span text:style-name="T137">do </text:span><text:span text:style-name="T137">prese</text:span><text:span text:style-name="T137">nte </text:span><text:span text:style-name="T137">docu</text:span><text:span text:style-name="T137">mento </text:span><text:span text:style-name="T137">declin</text:span><text:span text:style-name="T137">a </text:span><text:span text:style-name="T137">calqu</text:span><text:span text:style-name="T137">era </text:span><text:span text:style-name="T137">respo</text:span><text:span text:style-name="T137">nsabil</text:span><text:span text:style-name="T137">idade </text:span><text:span text:style-name="T137">asoci</text:span><text:span text:style-name="T137">ada </text:span><text:span text:style-name="T137">ao </text:span><text:span text:style-name="T137">uso </text:span><text:span text:style-name="T137">incorr</text:span><text:span text:style-name="T137">ecto </text:span><text:span text:style-name="T137">e/ou </text:span><text:span text:style-name="T137">malici</text:span><text:span text:style-name="T137">oso </text:span><text:span text:style-name="T137">que </text:span><text:span text:style-name="T137">puide</text:span><text:span text:style-name="T137">se </text:span><text:span text:style-name="T137">realiz</text:span><text:span text:style-name="T137">arse </text:span><text:span text:style-name="T137">coa </text:span><text:span text:style-name="T137">inform</text:span><text:span text:style-name="T137">ación </text:span><text:span text:style-name="T137">expos</text:span><text:span text:style-name="T137">ta no </text:span><text:span text:style-name="T137">mesm</text:span><text:span text:style-name="T137">o. Por </text:span><text:span text:style-name="T137">tanto, </text:span><text:span text:style-name="T137">non </text:span><text:span text:style-name="T137">se fai </text:span><text:span text:style-name="T137">respo</text:span><text:span text:style-name="T137">nsabl</text:span><text:span text:style-name="T137">e en </text:span><text:span text:style-name="T137">ningú</text:span><text:span text:style-name="T137">n </text:span><text:span text:style-name="T137">caso, </text:span><text:span text:style-name="T137">nin </text:span><text:span text:style-name="T137">pode </text:span><text:span text:style-name="T137">ser </text:span><text:span text:style-name="T137">consi</text:span><text:span text:style-name="T137">derad</text:span><text:span text:style-name="T137">o </text:span><text:span text:style-name="T137">legal</text:span><text:span text:style-name="T137">mente </text:span><text:span text:style-name="T137">respo</text:span><text:span text:style-name="T137">nsabl</text:span><text:span text:style-name="T137">e en </text:span><text:span text:style-name="T137">ningú</text:span><text:span text:style-name="T137">n </text:span><text:span text:style-name="T137">caso, </text:span><text:span text:style-name="T137">das </text:span><text:span text:style-name="T137">conse</text:span><text:span text:style-name="T137">cuenc</text:span><text:span text:style-name="T137">ias </text:span><text:span text:style-name="T137">que </text:span><text:span text:style-name="T137">poida</text:span><text:span text:style-name="T137">n </text:span><text:span text:style-name="T137">deriva</text:span><text:span text:style-name="T137">rse da </text:span><text:span text:style-name="T137">inform</text:span><text:span text:style-name="T137">ación </text:span><text:span text:style-name="T137">contid</text:span><text:span text:style-name="T137">a nel </text:span><text:span text:style-name="T137">ou </text:span><text:span text:style-name="T137">que </text:span><text:span text:style-name="T137">esté </text:span><text:span text:style-name="T137">enlaz</text:span><text:span text:style-name="T137">ada </text:span><text:span text:style-name="T137">dende </text:span><text:span text:style-name="T137">ou </text:span><text:span text:style-name="T137">hacia </text:span><text:span text:style-name="T137">el, </text:span><text:span text:style-name="T137">incluí</text:span><text:span text:style-name="T137">ndo </text:span><text:span text:style-name="T137">os </text:span><text:span text:style-name="T137">posibl</text:span><text:span text:style-name="T137">es </text:span><text:span text:style-name="T137">erros </text:span><text:span text:style-name="T137">e </text:span><text:span text:style-name="T137">inform</text:span><text:span text:style-name="T137">ación </text:span><text:span text:style-name="T137">incorr</text:span><text:span text:style-name="T137">ecta </text:span><text:span text:style-name="T137">existe</text:span><text:span text:style-name="T137">ntes, </text:span><text:span text:style-name="T137">inform</text:span><text:span text:style-name="T137">ación </text:span><text:span text:style-name="T137">difam</text:span><text:span text:style-name="T137">atoria, </text:span><text:span text:style-name="T137">así </text:span><text:span text:style-name="T137">como </text:span><text:span text:style-name="T137">das </text:span><text:span text:style-name="T137">conse</text:span><text:span text:style-name="T137">cuenc</text:span><text:span text:style-name="T137">ias </text:span><text:span text:style-name="T137">que </text:span><text:span text:style-name="T137">se </text:span><text:span text:style-name="T137">poida</text:span><text:span text:style-name="T137">n </text:span><text:span text:style-name="T137">deriva</text:span><text:span text:style-name="T137">r </text:span><text:span text:style-name="T137">sobre </text:span><text:span text:style-name="T137">a súa </text:span><text:span text:style-name="T137">aplica</text:span><text:span text:style-name="T137">ción </text:span><text:span text:style-name="T137">en </text:span><text:span text:style-name="T137">sistem</text:span><text:span text:style-name="T137">as de </text:span><text:span text:style-name="T137">inform</text:span><text:span text:style-name="T137">ación </text:span><text:span text:style-name="T137">reais </text:span><text:span text:style-name="T137">e/ou </text:span><text:span text:style-name="T137">virtuai</text:span><text:span text:style-name="T137">s. </text:span><text:span text:style-name="T137">Este </text:span><text:span text:style-name="T137">docu</text:span><text:span text:style-name="T137">mento </text:span><text:span text:style-name="T137">foi </text:span><text:span text:style-name="T137">xerad</text:span><text:span text:style-name="T137">o para </text:span><text:span text:style-name="T137">uso </text:span><text:span text:style-name="T137">didáct</text:span><text:span text:style-name="T137">ico e </text:span><text:span text:style-name="T137">debe </text:span><text:span text:style-name="T137">ser </text:span><text:span text:style-name="T137">empre</text:span><text:span text:style-name="T137">gado </text:span><text:span text:style-name="T137">en </text:span><text:span text:style-name="T137">contor</text:span><text:span text:style-name="T137">nas </text:span><text:span text:style-name="T137">privad</text:span><text:span text:style-name="T137">as e </text:span><text:span text:style-name="T137">virtuai</text:span><text:span text:style-name="T137">s </text:span><text:span text:style-name="T137">contro</text:span><text:span text:style-name="T137">ladas </text:span><text:span text:style-name="T137">co </text:span><text:span text:style-name="T137">permi</text:span><text:span text:style-name="T137">so </text:span><text:span text:style-name="T137">corres</text:span><text:span text:style-name="T137">ponde</text:span><text:span text:style-name="T137">nte do </text:span><text:span text:style-name="T137">admin</text:span><text:span text:style-name="T137">istrad</text:span><text:span text:style-name="T137">or </text:span><text:span text:style-name="T137">desas </text:span><text:span text:style-name="T137">contor</text:span><text:span text:style-name="T137">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4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92">Servizo DHCP - </text:span><text:span text:style-name="T127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2"/>
            <text:list xml:id="list1834777920" text:style-name="L1">
              <text:list-item>
                <text:p text:style-name="P94">Portátil </text:p>
              </text:list-item>
              <text:list-item>
                <text:p text:style-name="P95">Regleta</text:p>
              </text:list-item>
              <text:list-item>
                <text:p text:style-name="P96">Switch 5-Port Gigabit </text:p>
              </text:list-item>
              <text:list-item>
                <text:p text:style-name="P97"><text:span text:style-name="T82">U</text:span><text:span text:style-name="T83">SB Live amd64 Kali </text:span></text:p>
              </text:list-item>
              <text:list-item>
                <text:p text:style-name="P100"><text:span text:style-name="T84">Host</text:span><text:span text:style-name="T81">s alumnado</text:span></text:p>
              </text:list-item>
              <text:list-item>
                <text:p text:style-name="P101">Adaptadores USB-RJ45</text:p>
              </text:list-item>
              <text:list-item>
                <text:p text:style-name="P102">Cableado de rede, <text:span text:style-name="T108">conectores RJ-45</text:span> <text:span text:style-name="T107">e tester</text:span></text:p>
              </text:list-item>
              <text:list-item>
                <text:p text:style-name="P103">[<text:span text:style-name="T93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4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94">Debian Handbook - DHCP Server</text:span></text:a></text:p>
              </text:list-item>
              <text:list-item>
                <text:p text:style-name="P105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94">Titorial DHCP</text:span></text:a></text:p>
              </text:list-item>
              <text:list-item>
                <text:p text:style-name="P98"><text:span text:style-name="T113">[</text:span><text:span text:style-name="T115">4</text:span><text:span text:style-name="T113">] </text:span><text:a xlink:type="simple" xlink:href="https://raw.githubusercontent.com/ricardofc/repoEDU-CCbySA/main/SR/Taller-SR-Practica-1.pdf" text:style-name="Internet_20_link" text:visited-style-name="Visited_20_Internet_20_Link"><text:span text:style-name="T113">Práctica 1</text:span></text:a><text:span text:style-name="T113"> </text:span></text:p>
              </text:list-item>
              <text:list-item>
                <text:p text:style-name="P99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910219004" text:style-name="L2">
              <text:list-item>
                <text:p text:style-name="P10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3">Práctica 1</text:span></text:a><text:span text:style-name="T114"> [</text:span><text:span text:style-name="T115">4</text:span><text:span text:style-name="T114">]</text:span></text:p>
              </text:list-item>
              <text:list-item>
                <text:p text:style-name="P106">Portátil: </text:p>
                <text:list>
                  <text:list-item>
                    <text:p text:style-name="P111"><text:span text:style-name="T86">A</text:span><text:span text:style-name="T85">rrancar co USB Live amd64 Kali</text:span></text:p>
                  </text:list-item>
                  <text:list-item>
                    <text:p text:style-name="P112">Instalar e configurar o servidor DHCP:</text:p>
                    <text:p text:style-name="P112">isc-dhcp-server</text:p>
                  </text:list-item>
                </text:list>
              </text:list-item>
              <text:list-item>
                <text:p text:style-name="P108">Conectar portátil e hosts <text:span text:style-name="T91">do</text:span> alumnado ao switch. </text:p>
              </text:list-item>
              <text:list-item>
                <text:p text:style-name="P108">Configurar a rede según o escenario.</text:p>
              </text:list-item>
              <text:list-item>
                <text:p text:style-name="P108">Hosts alumnado: <text:s/></text:p>
                <text:list>
                  <text:list-item>
                    <text:p text:style-name="P114">C<text:span text:style-name="T87">rear máquinas virtuais coa rede en modo “bridge” </text:span><text:span text:style-name="T91">e especificacións según escenario. </text:span></text:p>
                  </text:list-item>
                  <text:list-item>
                    <text:p text:style-name="P113">Arrancar máquina virtual.</text:p>
                  </text:list-item>
                </text:list>
              </text:list-item>
              <text:list-item>
                <text:p text:style-name="P107">Portátil: <text:span text:style-name="T117">Executar Wireshark </text:span><text:span text:style-name="T128">[5]</text:span></text:p>
              </text:list-item>
              <text:list-item>
                <text:p text:style-name="P109">Hosts alumnado. <text:span text:style-name="T91">Cliente DHCP: </text:span><text:span text:style-name="T87">Recibir a configuración de rede concedida polo servidor DHCP -</text:span><text:span text:style-name="T91">punto (</text:span><text:span text:style-name="T130">6</text:span><text:span text:style-name="T91">)-</text:span></text:p>
              </text:list-item>
              <text:list-item>
                <text:p text:style-name="P110">Portátil: Revisar o protocolo DHCP no Wireshark</text:p>
              </text:list-item>
            </text:list>
          </table:table-cell>
        </table:table-row>
      </table:table>
      <text:p text:style-name="P15"/>
      <text:p text:style-name="P16">Procedemento:<text:span text:style-name="T40"> </text:span></text:p>
      <text:list xml:id="list1849025236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3"><text:span text:style-name="T134">Conectar o portátil á roseta da aula. </text:span></text:p>
            </text:list-item>
            <text:list-item>
              <text:p text:style-name="P24"><text:span text:style-name="T76">Conseguir acceso á rede local e a Internet. <text:s/></text:span>Abrir unha consola e executar:</text:p>
              <text:list>
                <text:list-header>
                  <text:p text:style-name="P54">$ <text:span text:style-name="T55">setxkbmap es </text:span><text:span text:style-name="T56">#Configurar teclado en español</text:span></text:p>
                  <text:p text:style-name="P57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4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5"><text:span text:style-name="T43"># ip link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87"><text:span text:style-name="T45"># </text:span><text:span text:style-name="T41">dhclient -v eth0</text:span><text:span text:style-name="T57"> #Solicitar configuración de rede para a NIC eth0. </text:span><text:span text:style-name="T65">Como agora temos a MAC Address </text:span><text:span text:style-name="T67">con permisos podemos </text:span><text:span text:style-name="T65">obter a configuración de rede </text:span><text:span text:style-name="T69">para o portátil</text:span><text:span text:style-name="T65">. </text:span></text:p>
                              <text:p text:style-name="P66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2">Verificar </text:span><text:span text:style-name="T67">a configuración de rede <text:s/>pa</text:span><text:span text:style-name="T73">r</text:span><text:span text:style-name="T67">a a NIC eth0</text:span></text:p>
                              <text:p text:style-name="P67"><text:span text:style-name="T43"># </text:span><text:span text:style-name="T47">ping -c4 www.google.es</text:span><text:span text:style-name="T59"> #</text:span><text:span text:style-name="T62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0"><text:span text:style-name="T66"><text:s text:c="2"/></text:span><text:span text:style-name="T48"># exit </text:span><text:span text:style-name="T66">#Saír da shell</text:span></text:p>
                  <text:p text:style-name="P61">$</text:p>
                </text:list-header>
              </text:list>
            </text:list-item>
            <text:list-item>
              <text:p text:style-name="P47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9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5">$ <text:span text:style-name="T55">setxkbmap es </text:span><text:span text:style-name="T56">#Configurar teclado en español</text:span></text:p>
                  <text:p text:style-name="P58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43"># </text:span><text:span text:style-name="T49">apt update</text:span><text:span text:style-name="T64"> #Actualizar o listado de paquetes dos repositorios (/etc/apt/sources.list, <text:s/>/etc/apt/sources.list.d/) <text:s text:c="120"/></text:span></text:p>
                              <text:p text:style-name="P85"><text:span text:style-name="T34"># </text:span><text:span text:style-name="T35">apt -y install </text:span><text:span text:style-name="T34">isc-dhcp-server</text:span><text:span text:style-name="T35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3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52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6"><text:span text:style-name="T134">Desconectar o portá</text:span><text:span text:style-name="T135">t</text:span><text:span text:style-name="T134">il da roseta da aula e conectalo </text:span>ao switch.</text:p>
            </text:list-item>
            <text:list-item>
              <text:p text:style-name="P27">Desconectar o cableado de rede nos equipos do alumnado.</text:p>
            </text:list-item>
            <text:list-item>
              <text:p text:style-name="P27">Conectar os adaptadores USB-RJ45 nos equipos do alumnado.</text:p>
            </text:list-item>
            <text:list-item>
              <text:p text:style-name="P53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28">Non conectar o switch á roseta da aula.</text:p>
              <text:p text:style-name="P44"/>
            </text:list-item>
          </text:list>
        </text:list-item>
        <text:list-item>
          <text:p text:style-name="P48"><text:span text:style-name="T6">P</text:span><text:span text:style-name="T2">ortátil:</text:span></text:p>
          <text:list>
            <text:list-item>
              <text:p text:style-name="P48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0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8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9"><text:span text:style-name="T30">$ </text:span><text:span text:style-name="T36">sudo su - </text:span><text:span text:style-name="T29">#Acceder á consola de root(administrador) a través dos permisos configurados co comando sudo (/etc/sudoers, visudo)</text:span><text:span text:style-name="T36"> </text:span><text:span text:style-name="T27"><text:s/></text:span></text:p>
                          <text:list>
                            <text:list-header>
                              <text:p text:style-name="P68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8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68"><text:soft-page-break/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4">#Configurar a tarxeta de rede eth0, coa IP: </text:span><text:span text:style-name="T70">10.10.10.10</text:span><text:span text:style-name="T64"> e máscara de subrede: 255.</text:span><text:span text:style-name="T70">0</text:span><text:span text:style-name="T64">.</text:span><text:span text:style-name="T70">0</text:span><text:span text:style-name="T64">.0</text:span></text:p>
                              <text:p text:style-name="P70"><text:span text:style-name="T43"># ip link </text:span><text:span text:style-name="T44">show eth0</text:span><text:span text:style-name="T43"> </text:span><text:span text:style-name="T59">#</text:span><text:span text:style-name="T60">Amosar info</text:span><text:span text:style-name="T61">rmación</text:span><text:span text:style-name="T60"> sobre a NIC eth0. </text:span><text:span text:style-name="T72">Revisar a configuraci</text:span><text:span text:style-name="T63">ó</text:span><text:span text:style-name="T72">n de rede</text:span><text:span text:style-name="T64"> </text:span><text:span text:style-name="T72">de eth0</text:span></text:p>
                              <text:p text:style-name="P78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1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43"># </text:span><text:span text:style-name="T51">sed -i </text:span><text:span text:style-name="T109">‘</text:span><text:span text:style-name="T51">s/INTERFACES</text:span><text:span text:style-name="T53">v4</text:span><text:span text:style-name="T51">=</text:span><text:span text:style-name="T110">””</text:span><text:span text:style-name="T51">/INTERFACES</text:span><text:span text:style-name="T53">v4</text:span><text:span text:style-name="T51">=</text:span><text:span text:style-name="T110">”</text:span><text:span text:style-name="T51">eth0</text:span><text:span text:style-name="T110">”</text:span><text:span text:style-name="T51">/</text:span><text:span text:style-name="T109">‘</text:span><text:span text:style-name="T51"> /etc/default/isc-dhcp-</text:span><text:span text:style-name="T52">server</text:span><text:span text:style-name="T64"> #Cambiar a directiva </text:span><text:span text:style-name="T71">INTERFACES</text:span><text:span text:style-name="T64">. Esta directiva permítenos </text:span><text:span text:style-name="T71">indicar as interfaces de rede que estarán á escoita para o servizo DHCP.</text:span><text:span text:style-name="T64"> <text:s text:c="119"/></text:span></text:p>
                              <text:p text:style-name="P79"><text:span text:style-name="T95"># </text:span><text:span text:style-name="T96">echo -e </text:span><text:span text:style-name="T111">‘</text:span><text:span text:style-name="T96">#Taller-SR-Práctica1</text:span></text:p>
                              <text:p text:style-name="P80"><text:span text:style-name="T96">subnet </text:span><text:span text:style-name="T97">10.</text:span><text:span text:style-name="T100">0</text:span><text:span text:style-name="T97">.0.0</text:span><text:span text:style-name="T96"> netmask 255.</text:span><text:span text:style-name="T97">0</text:span><text:span text:style-name="T96">.</text:span><text:span text:style-name="T97">0</text:span><text:span text:style-name="T96">.0 {</text:span></text:p>
                              <text:p text:style-name="P81"><text:span text:style-name="T96">option routers </text:span><text:span text:style-name="T97">10.10.10.1</text:span><text:span text:style-name="T96">;</text:span></text:p>
                              <text:p text:style-name="P90"><text:span text:style-name="T96"><text:s text:c="3"/>option broadcast-address </text:span><text:span text:style-name="T97">10.255.255.255</text:span><text:span text:style-name="T96">;</text:span></text:p>
                              <text:p text:style-name="P90"><text:span text:style-name="T96"><text:s text:c="3"/>range </text:span><text:span text:style-name="T97">10.10.10.100 10.10.10.120</text:span><text:span text:style-name="T96">;</text:span></text:p>
                              <text:p text:style-name="P91"><text:span text:style-name="T96"><text:s text:c="3"/>ddns-domainname </text:span><text:span text:style-name="T112">”</text:span><text:span text:style-name="T97">example.org</text:span><text:span text:style-name="T112">”</text:span><text:span text:style-name="T96">;</text:span></text:p>
                              <text:p text:style-name="P92"><text:span text:style-name="T96"><text:s text:c="3"/>}</text:span><text:span text:style-name="T111">‘</text:span><text:span text:style-name="T96"> &gt;&gt; /</text:span><text:span text:style-name="T98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95"># </text:span><text:span text:style-name="T96">/</text:span><text:span text:style-name="T99">etc/init.d/isc-dhcp-server start </text:span><text:span text:style-name="T74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03"># </text:span><text:span text:style-name="T104">/</text:span><text:span text:style-name="T105">etc/init.d/isc-dhcp-server </text:span><text:span text:style-name="T106">status</text:span><text:span text:style-name="T74"> #</text:span><text:span text:style-name="T75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<draw:frame text:anchor-type="paragraph" draw:z-index="7" draw:name="Forma3_1" draw:style-name="gr1" draw:text-style-name="P115" svg:width="0.477cm" svg:height="0.479cm" svg:x="8.32cm" svg:y="-0.034cm"><draw:text-box><text:p/></draw:text-box></draw:frame>Avisar ao docente para a revisión <text:s text:c="6"/><text:span text:style-name="T131">1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Hosts alumnado:</text:p>
          <text:list>
            <text:list-item>
              <text:p text:style-name="P30">Crear unha máquina virtual en cada equipo do alumnado coas seguintes características <text:span text:style-name="T101">(ver escenario)</text:span>:</text:p>
            </text:list-item>
          </text:list>
        </text:list-item>
      </text:list>
      <text:list xml:id="list206081308" text:style-name="L4">
        <text:list-item>
          <text:list>
            <text:list-item>
              <text:list>
                <text:list-item>
                  <text:p text:style-name="P93">RAM ≥ 2048MB</text:p>
                </text:list-item>
                <text:list-item>
                  <text:p text:style-name="P93">CPU ≥ 2</text:p>
                </text:list-item>
                <text:list-item>
                  <text:p text:style-name="P93">PAE/NX habilitado</text:p>
                </text:list-item>
                <text:list-item>
                  <text:p text:style-name="P93">Rede: Soamente unha tarxeta activada en modo bridge (ponte)</text:p>
                </text:list-item>
                <text:list-item>
                  <text:p text:style-name="P93">ISO: Kali Live amd64</text:p>
                </text:list-item>
                <text:list-item>
                  <text:p text:style-name="P93">Nome: Practica1-Cliente-DHCP</text:p>
                </text:list-item>
              </text:list>
            </text:list-item>
          </text:list>
        </text:list-item>
      </text:list>
      <text:list xml:id="list183610917407498" text:continue-list="list1849025236" text:style-name="L3">
        <text:list-item>
          <text:list>
            <text:list-item>
              <text:p text:style-name="P31">A<text:span text:style-name="T89">rrancar a máquina virtual.</text:span></text:p>
              <text:p text:style-name="P45"/>
            </text:list-item>
          </text:list>
        </text:list-item>
        <text:list-item>
          <text:p text:style-name="P33">Portátil:</text:p>
          <text:list>
            <text:list-item>
              <text:p text:style-name="P33">Executar o analizador de protocolos Wireshark[5] nunha consola:</text:p>
              <text:list>
                <text:list-header>
                  <text:p text:style-name="P63"><text:span text:style-name="T33">$ </text:span><text:span text:style-name="T36">sudo </text:span><text:span text:style-name="T37">wireshark &amp;</text:span><text:span text:style-name="T36"> </text:span><text:span text:style-name="T118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33"><text:s/><text:span text:style-name="T121">Na interface do Wireshark [5] escoller para a escoita na rede a NIC eth0</text:span></text:p>
            </text:list-item>
            <text:list-item>
              <text:p text:style-name="P34">Play (icono azul aleta tiburón) en wireshark [5], é dicir, arrancamos o wireshark.</text:p>
              <text:list>
                <text:list-header>
                  <text:p text:style-name="P62"/>
                </text:list-header>
              </text:list>
            </text:list-item>
          </text:list>
        </text:list-item>
        <text:list-item>
          <text:p text:style-name="P33">Hosts alumnado:</text:p>
          <text:list>
            <text:list-item>
              <text:p text:style-name="P35">Solicitar a configuración de rede. <text:span text:style-name="T90">Abrir unha consola e executar:</text:span></text:p>
              <text:list>
                <text:list-header>
                  <text:p text:style-name="P56">$ <text:span text:style-name="T55">setxkbmap es </text:span><text:span text:style-name="T56">#Configurar teclado en español</text:span></text:p>
                  <text:p text:style-name="P59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72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75"><text:span text:style-name="T45"># </text:span><text:span text:style-name="T41">dhclient -v eth0</text:span><text:span text:style-name="T57"> #Solicitar configuración de rede para a NIC eth0 </text:span><text:span text:style-name="T68">a un servidor DHCP.</text:span></text:p>
                              <text:p text:style-name="P71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</text:span></text:p>
                              <text:p text:style-name="P76"><text:soft-page-break/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2"><draw:frame text:anchor-type="paragraph" draw:z-index="6" draw:name="Forma3_4" draw:style-name="gr1" draw:text-style-name="P115" svg:width="0.477cm" svg:height="0.479cm" svg:x="7.495cm" svg:y="-0.007cm"><draw:text-box><text:p/></draw:text-box></draw:frame><text:span text:style-name="T89">A</text:span>visar ao docente para revisión. <text:s text:c="6"/><text:span text:style-name="T132">2</text:span> </text:p>
            </text:list-item>
          </text:list>
        </text:list-item>
      </text:list>
      <text:p text:style-name="P8"/>
      <text:list xml:id="list183611759011942" text:continue-numbering="true" text:style-name="L3">
        <text:list-item>
          <text:p text:style-name="P36">Portátil. </text:p>
          <text:list>
            <text:list-item>
              <text:p text:style-name="P36">Stop (icono vermello cadrado) en wireshark [5], é dicir, paramos o wireshark. </text:p>
            </text:list-item>
            <text:list-item>
              <text:p text:style-name="P37"><draw:frame text:anchor-type="paragraph" draw:z-index="8" draw:name="Forma3_0" draw:style-name="gr1" draw:text-style-name="P115" svg:width="0.477cm" svg:height="0.479cm" svg:x="7.495cm" svg:y="-0.102cm"><draw:text-box><text:p/></draw:text-box></draw:frame><text:span text:style-name="T89">A</text:span><text:span text:style-name="T88">visar ao docente para revisión.</text:span> <text:s text:c="6"/><text:span text:style-name="T132">3</text:span></text:p>
              <text:p text:style-name="P46"/>
            </text:list-item>
          </text:list>
        </text:list-item>
        <text:list-item>
          <text:p text:style-name="P38">Contesta e razoa brevemente:</text:p>
          <text:list>
            <text:list-item>
              <text:p text:style-name="P39">Cales son os paquetes necesarios para establecer unha comunicación entre cliente e servidor DHCP?</text:p>
            </text:list-item>
            <text:list-item>
              <text:p text:style-name="P39">O servizo DHCP que protocolo emprega: TCP ou UDP?</text:p>
            </text:list-item>
            <text:list-item>
              <text:p text:style-name="P39">Cales son os portos empregados polos clientes e servidor para establecer a comunicación DHCP?</text:p>
            </text:list-item>
            <text:list-item>
              <text:p text:style-name="P40"><text:span text:style-name="T102">D</text:span>esc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)</text:span><text:span text:style-name="T124">. </text:span>Que acontece? <text:span text:style-name="T125">Cales son os paquetes empregados neste intento de establecemento de conexión mediante o protocolo DHCP?</text:span></text:p>
            </text:list-item>
            <text:list-item>
              <text:p text:style-name="P41"><text:span text:style-name="T125">C</text:span>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.a)</text:span><text:span text:style-name="T124">. </text:span><text:span text:style-name="T125">Na barra de filtrado da interface do wireshark aplica o filtro </text:span><text:span text:style-name="T126">dhcp</text:span><text:span text:style-name="T125">, é dicir, escribe </text:span><text:span text:style-name="T119">dhcp</text:span><text:span text:style-name="T125"> e prema a tecla </text:span><text:span text:style-name="T120">&lt;Intro&gt;</text:span><text:span text:style-name="T125"> ⏎. </text:span>Que acontece? <text:span text:style-name="T125">Que paquetes amosa?</text:span></text:p>
            </text:list-item>
            <text:list-item>
              <text:p text:style-name="P42"><draw:frame text:anchor-type="paragraph" draw:z-index="9" draw:name="Forma3_2" draw:style-name="gr1" draw:text-style-name="P115" svg:width="0.477cm" svg:height="0.479cm" svg:x="11.464cm" svg:y="0.012cm"><draw:text-box><text:p/></draw:text-box></draw:frame><text:span text:style-name="T78">A</text:span><text:span text:style-name="T77">visar ao docente para a entrega e revisión da práctica. <text:s text:c="6"/></text:span><text:span text:style-name="T79">4</text:span></text:p>
            </text:list-item>
          </text:list>
        </text:list-item>
      </text:list>
      <text:p text:style-name="P9"/>
      <text:p text:style-name="P9"/>
      <text:p text:style-name="P21">Revisión:</text:p>
      <text:p text:style-name="P10"><draw:frame text:anchor-type="paragraph" draw:z-index="11" draw:name="Forma3_6" draw:style-name="gr1" draw:text-style-name="P115" svg:width="0.477cm" svg:height="0.479cm" svg:x="0.282cm" svg:y="0.462cm"><draw:text-box><text:p/></draw:text-box></draw:frame><draw:frame text:anchor-type="paragraph" draw:z-index="12" draw:name="Forma3_7" draw:style-name="gr1" draw:text-style-name="P115" svg:width="0.477cm" svg:height="0.479cm" svg:x="1.282cm" svg:y="0.462cm"><draw:text-box><text:p/></draw:text-box></draw:frame><draw:frame text:anchor-type="paragraph" draw:z-index="13" draw:name="Forma3_8" draw:style-name="gr1" draw:text-style-name="P115" svg:width="0.477cm" svg:height="0.479cm" svg:x="2.282cm" svg:y="0.462cm"><draw:text-box><text:p/></draw:text-box></draw:frame><draw:frame text:anchor-type="paragraph" draw:z-index="14" draw:name="Forma3_9" draw:style-name="gr1" draw:text-style-name="P115" svg:width="0.477cm" svg:height="0.479cm" svg:x="3.283cm" svg:y="0.462cm"><draw:text-box><text:p/></draw:text-box></draw:frame><text:s text:c="8"/><text:span text:style-name="T133">1</text:span> <text:s text:c="8"/><text:span text:style-name="T133">2 <text:s text:c="15"/>3 <text:s text:c="14"/>4 <text:s text:c="14"/></text:span></text:p>
      <text:list xml:id="list2379238974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3611558665828" text:continue-list="list18361175901194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9T18:36:07.157540262</meta:creation-date>
    <meta:editing-duration>PT5M15S</meta:editing-duration>
    <meta:generator>LibreOffice/7.0.4.2$Linux_X86_64 LibreOffice_project/00$Build-2</meta:generator>
    <dc:subject>Práctica 2</dc:subject>
    <dc:title>Taller - SR</dc:title>
    <dc:date>2023-09-19T18:36:09.610331290</dc:date>
    <meta:document-statistic meta:table-count="2" meta:image-count="3" meta:object-count="0" meta:page-count="4" meta:paragraph-count="127" meta:word-count="1352" meta:character-count="9125" meta:non-whitespace-character-count="74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